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1" style:family="table">
      <style:table-properties style:width="17.013cm" fo:margin-left="0cm" table:align="left"/>
    </style:style>
    <style:style style:name="Tableau11.A" style:family="table-column">
      <style:table-column-properties style:column-width="3.399cm"/>
    </style:style>
    <style:style style:name="Tableau11.C" style:family="table-column">
      <style:table-column-properties style:column-width="3.401cm"/>
    </style:style>
    <style:style style:name="Tableau11.D" style:family="table-column">
      <style:table-column-properties style:column-width="2.21cm"/>
    </style:style>
    <style:style style:name="Tableau11.E" style:family="table-column">
      <style:table-column-properties style:column-width="4.604cm"/>
    </style:style>
    <style:style style:name="Tableau11.A1" style:family="table-cell">
      <style:table-cell-properties fo:padding="0.049cm" fo:border="0.05pt solid #000000"/>
    </style:style>
    <style:style style:name="Tableau12" style:family="table">
      <style:table-properties style:width="17.013cm" fo:margin-left="0cm" table:align="left"/>
    </style:style>
    <style:style style:name="Tableau12.A" style:family="table-column">
      <style:table-column-properties style:column-width="3.399cm"/>
    </style:style>
    <style:style style:name="Tableau12.C" style:family="table-column">
      <style:table-column-properties style:column-width="2.436cm"/>
    </style:style>
    <style:style style:name="Tableau12.D" style:family="table-column">
      <style:table-column-properties style:column-width="1.693cm"/>
    </style:style>
    <style:style style:name="Tableau12.E" style:family="table-column">
      <style:table-column-properties style:column-width="6.085cm"/>
    </style:style>
    <style:style style:name="Tableau12.A1" style:family="table-cell">
      <style:table-cell-properties fo:padding="0.049cm" fo:border="0.05pt solid #000000"/>
    </style:style>
    <style:style style:name="Tableau1" style:family="table">
      <style:table-properties style:width="17.013cm" fo:margin-left="0cm" table:align="left"/>
    </style:style>
    <style:style style:name="Tableau1.A" style:family="table-column">
      <style:table-column-properties style:column-width="3.399cm"/>
    </style:style>
    <style:style style:name="Tableau1.B" style:family="table-column">
      <style:table-column-properties style:column-width="3.692cm"/>
    </style:style>
    <style:style style:name="Tableau1.C" style:family="table-column">
      <style:table-column-properties style:column-width="2.117cm"/>
    </style:style>
    <style:style style:name="Tableau1.D" style:family="table-column">
      <style:table-column-properties style:column-width="7.805cm"/>
    </style:style>
    <style:style style:name="Tableau1.A1" style:family="table-cell">
      <style:table-cell-properties fo:padding="0.049cm" fo:border="0.05pt solid #000000"/>
    </style:style>
    <style:style style:name="Tableau1.A3" style:family="table-cell">
      <style:table-cell-properties fo:padding="0.049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Preformatted_20_Text">
      <style:paragraph-properties>
        <style:tab-stops>
          <style:tab-stop style:position="8.44cm"/>
        </style:tab-stops>
      </style:paragraph-properties>
      <style:text-properties style:use-window-font-color="true"/>
    </style:style>
    <style:style style:name="P3" style:family="paragraph" style:parent-style-name="Preformatted_20_Text">
      <style:paragraph-properties>
        <style:tab-stops>
          <style:tab-stop style:position="8.44cm"/>
        </style:tab-stops>
      </style:paragraph-properties>
    </style:style>
    <style:style style:name="P4" style:family="paragraph" style:parent-style-name="Text_20_body" style:list-style-name="List_20_1"/>
    <style:style style:name="P5" style:family="paragraph" style:parent-style-name="Preformatted_20_Text">
      <style:paragraph-properties>
        <style:tab-stops>
          <style:tab-stop style:position="8.44cm"/>
        </style:tab-stops>
      </style:paragraph-properties>
      <style:text-properties style:use-window-font-color="true"/>
    </style:style>
    <style:style style:name="T1" style:family="text">
      <style:text-properties fo:color="#008000"/>
    </style:style>
    <style:style style:name="T2" style:family="text">
      <style:text-properties fo:color="#000080"/>
    </style:style>
    <style:style style:name="T3" style:family="text">
      <style:text-properties style:use-window-font-color="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attributs_calcules"/>Attributs calculés<text:bookmark-end text:name="attributs_calcules"/></text:h>
      <text:h text:style-name="Heading_20_3" text:outline-level="3"><text:bookmark-start text:name="principe_et_specification1"/>Principe et spécification<text:bookmark-end text:name="principe_et_specification1"/></text:h>
      <text:p text:style-name="Text_20_body">Les valeurs des attributs calculés sont issues de méthodes de la classe de document. Comme pour les fonctions d'aide à la saisie, les paramètres d'entrées peuvent être</text:p>
      <text:list xml:id="list854296453" text:style-name="List_20_1">
        <text:list-item>
          <text:p text:style-name="P4">les coordonnées de la base de données</text:p>
        </text:list-item>
        <text:list-item>
          <text:p text:style-name="P4">des valeurs d'attributs du document</text:p>
        </text:list-item>
        <text:list-item>
          <text:p text:style-name="P4">des valeurs statiques</text:p>
        </text:list-item>
      </text:list>
      <text:p text:style-name="Text_20_body">Ces méthodes retournent un seul résultat sous forme de chaînes de caractère. Le résultat est mis dans l'attribut sur lequel s'applique le calcul (sauf redirection explicite faite lors de la déclaration de l'attribut). Ces fonctions sont appelées lors du rafraîchissement de document <text:span text:style-name="Source_20_Text">Doc::refresh()</text:span>. D'un point de vue utilisateur, ces attributs sont rafraîchis avant chaque consultation de document. </text:p>
      <text:h text:style-name="Heading_20_3" text:outline-level="3">Syntaxe de la déclaration d'un attribut calculé</text:h>
      <text:p text:style-name="P2">computeMethod ::= <text:span text:style-name="T2">&lt;callMethod&gt;</text:span></text:p>
      <text:p text:style-name="P2">computeMethod ::= <text:span text:style-name="T2">&lt;callMethod&gt;</text:span>:<text:span text:style-name="T2">&lt;attributeName&gt;</text:span></text:p>
      <text:p text:style-name="P2">callMethod ::= <text:span text:style-name="T2">&lt;staticClass&gt;</text:span>::<text:span text:style-name="T2">&lt;methodName&gt;</text:span>(<text:span text:style-name="T2">&lt;methodInputs&gt;</text:span>)</text:p>
      <text:p text:style-name="P2">staticClass ::= <text:span text:style-name="T2">&lt;phpName&gt;<text:tab/></text:span><text:span text:style-name="T1"># classe contenant la méthode</text:span></text:p>
      <text:p text:style-name="P2">staticClass ::=<text:span text:style-name="T2"> nil<text:tab/></text:span><text:span text:style-name="T1"># la classe est celle du document</text:span></text:p>
      <text:p text:style-name="P2">methodName ::= <text:span text:style-name="T2">&lt;phpName&gt;<text:tab/></text:span><text:span text:style-name="T1"># nom de la méthode</text:span></text:p>
      <text:p text:style-name="P2">methodInputs ::=<text:tab/><text:span text:style-name="T1"># arguments de la méthode</text:span> <text:s/><text:span text:style-name="T2">&lt;spaces&gt;&lt;methodInput&gt;</text:span><text:bookmark-start text:name="__DdeLink__908_2110499080"/><text:span text:style-name="T2">&lt;spaces&gt;</text:span><text:bookmark-end text:name="__DdeLink__908_2110499080"/>[<text:span text:style-name="T2">&lt;spaces&gt;</text:span>,<text:span text:style-name="T2">&lt;spaces&gt;&lt;methodInput&gt;&lt;spaces&gt;</text:span>]*<text:span text:style-name="T2"><text:tab/></text:span></text:p>
      <text:p text:style-name="P2"><text:span text:style-name="T2"><text:tab/></text:span></text:p>
      <text:p text:style-name="P2">methodInputs ::= nil</text:p>
      <text:p text:style-name="P2">methodInput ::= <text:span text:style-name="T2">&lt;attributeName&gt;</text:span><text:tab/><text:span text:style-name="T1"># nom d'un attribut du document </text:span></text:p>
      <text:p text:style-name="P3"><text:span text:style-name="T3">methodInput</text:span> ::= '<text:span text:style-name="T2">&lt;unquotText&gt;</text:span><text:tab/><text:span text:style-name="T1"># texte statique</text:span></text:p>
      <text:p text:style-name="P3"><text:span text:style-name="T3">methodInput</text:span> ::= '<text:span text:style-name="T2">&lt;unquotText&gt;</text:span>'<text:tab/><text:span text:style-name="T1"># texte statique</text:span><text:bookmark-start text:name="__DdeLink__4833_850512981"/></text:p>
      <text:p text:style-name="P2">methodInput ::= "<text:span text:style-name="T2">&lt;unguilText&gt;</text:span>"<text:tab/><text:span text:style-name="T1"># texte statique</text:span></text:p>
      <text:p text:style-name="P2"><text:bookmark-end text:name="__DdeLink__4833_850512981"/>methodInput ::= <text:span text:style-name="T2">&lt;methodKeyword&gt;</text:span><text:tab/><text:span text:style-name="T1"># mot-clefs</text:span></text:p>
      <text:p text:style-name="P2">unguilText ::= [^"]*</text:p>
      <text:p text:style-name="P2">methodKeyword ::= THIS<text:tab/><text:span text:style-name="T1"># objet document</text:span></text:p>
      <text:p text:style-name="P2">methodKeyword ::= K<text:tab/><text:span text:style-name="T1"># index de rangée pour les tableaux</text:span></text:p>
      <text:p text:style-name="P2">spaces ::= [ ]*<text:span text:style-name="T1"><text:tab/># des espaces</text:span></text:p>
      <text:p text:style-name="Text_20_body">La déclaration des règles de syntaxe &lt;unquotText&gt; et &lt;phpName&gt; sont définis au paragraphe précédent "aides à la saisie".</text:p>
      <text:h text:style-name="Heading_20_3" text:outline-level="3"><text:bookmark-start text:name="calcul_simple"/>Calcul simple<text:bookmark-end text:name="calcul_simple"/></text:h>
      <text:p text:style-name="Text_20_body">Si vous voulez un attribut qui donne l'heure courante pour la famille TEST, la construction du calcul sera la suivante:</text:p>
      <text:p text:style-name="Preformatted_20_Text"><text:span text:style-name="comment0_5f_php">// Method.Test.php</text:span></text:p>
      <text:p text:style-name="Preformatted_20_Text"><text:span text:style-name="keyword1_5f_php">public</text:span> <text:span text:style-name="keyword1_5f_php">function</text:span> getTime<text:span text:style-name="symbol0_5f_php">()</text:span> <text:span text:style-name="symbol0_5f_php">{</text:span></text:p>
      <text:p text:style-name="Preformatted_20_Text"><text:s text:c="2"/><text:span text:style-name="keyword0_5f_php">return</text:span> <text:span text:style-name="keyword2_5f_php">strftime</text:span><text:span text:style-name="symbol0_5f_php">(</text:span><text:span text:style-name="keyword2_5f_php">time</text:span><text:span text:style-name="symbol0_5f_php">());</text:span></text:p>
      <text:p text:style-name="Preformatted_20_Text"><text:span text:style-name="symbol0_5f_php">}</text:span><text:line-break/></text:p>
      <text:p text:style-name="Text_20_body">Les fonctions de calcul sont des méthodes du document : méthodes standards ou définies dans les fichiers <text:span text:style-name="Source_20_Text">METHOD</text:span> des familles.</text:p>
      <text:p text:style-name="Text_20_body"><text:soft-page-break/>Pour constituer un attribut calculé qui donne l'heure courante, il suffit de rajouter un attribut tel que celui défini ci-dessous. </text:p>
      <table:table table:name="Tableau11" table:style-name="Tableau11">
        <table:table-column table:style-name="Tableau11.A" table:number-columns-repeated="2"/>
        <table:table-column table:style-name="Tableau11.C"/>
        <table:table-column table:style-name="Tableau11.D"/>
        <table:table-column table:style-name="Tableau11.E"/>
        <table:table-row>
          <table:table-cell table:style-name="Tableau11.A1" office:value-type="string">
            <text:p text:style-name="Table_20_Heading">id </text:p>
          </table:table-cell>
          <table:table-cell table:style-name="Tableau11.A1" office:value-type="string">
            <text:p text:style-name="Table_20_Heading">définition </text:p>
          </table:table-cell>
          <table:table-cell table:style-name="Tableau11.A1" office:value-type="string">
            <text:p text:style-name="Table_20_Heading">type </text:p>
          </table:table-cell>
          <table:table-cell table:style-name="Tableau11.A1" office:value-type="string">
            <text:p text:style-name="Table_20_Heading">vis </text:p>
          </table:table-cell>
          <table:table-cell table:style-name="Tableau11.A1" office:value-type="string">
            <text:p text:style-name="Table_20_Heading">phpfunc </text:p>
          </table:table-cell>
        </table:table-row>
        <table:table-row>
          <table:table-cell table:style-name="Tableau11.A1" office:value-type="string">
            <text:p text:style-name="P1">TE_HOUR </text:p>
          </table:table-cell>
          <table:table-cell table:style-name="Tableau11.A1" office:value-type="string">
            <text:p text:style-name="P1">heure courant </text:p>
          </table:table-cell>
          <table:table-cell table:style-name="Tableau11.A1" office:value-type="string">
            <text:p text:style-name="P1">time </text:p>
          </table:table-cell>
          <table:table-cell table:style-name="Tableau11.A1" office:value-type="string">
            <text:p text:style-name="P1">R </text:p>
          </table:table-cell>
          <table:table-cell table:style-name="Tableau11.A1" office:value-type="string">
            <text:p text:style-name="P1">::getTime() </text:p>
          </table:table-cell>
        </table:table-row>
      </table:table>
      <text:p text:style-name="Text_20_body"><text:line-break/></text:p>
      <text:p text:style-name="Text_20_body">Les fichiers METHOD doivent contenir l'ensemble des méthodes de calculs nécessaire à la famille.</text:p>
      <text:p text:style-name="Text_20_body">Exemple : </text:p>
      <text:p text:style-name="Preformatted_20_Text"><text:span text:style-name="comment0_5f_php">// Method.Test.php</text:span></text:p>
      <text:p text:style-name="Preformatted_20_Text"/>
      <text:p text:style-name="Preformatted_20_Text"><text:span text:style-name="keyword1_5f_php">public</text:span> <text:span text:style-name="keyword1_5f_php">function</text:span> getTime<text:span text:style-name="symbol0_5f_php">()</text:span> <text:span text:style-name="symbol0_5f_php">{</text:span></text:p>
      <text:p text:style-name="Preformatted_20_Text"><text:s text:c="2"/><text:span text:style-name="keyword0_5f_php">Return</text:span> <text:span text:style-name="keyword2_5f_php">strftime</text:span><text:span text:style-name="symbol0_5f_php">(</text:span><text:span text:style-name="keyword2_5f_php">time</text:span><text:span text:style-name="symbol0_5f_php">());</text:span></text:p>
      <text:p text:style-name="Preformatted_20_Text"><text:span text:style-name="symbol0_5f_php">}</text:span></text:p>
      <text:p text:style-name="Preformatted_20_Text"/>
      <text:p text:style-name="Preformatted_20_Text"><text:span text:style-name="keyword1_5f_php">public</text:span> <text:span text:style-name="keyword1_5f_php">function</text:span> getMail<text:span text:style-name="symbol0_5f_php">(</text:span><text:span text:style-name="regexp0_5f_php">$userdocid</text:span><text:span text:style-name="symbol0_5f_php">)</text:span> <text:span text:style-name="symbol0_5f_php">{</text:span></text:p>
      <text:p text:style-name="Preformatted_20_Text"><text:s text:c="2"/><text:span text:style-name="regexp0_5f_php">$udoc</text:span> <text:span text:style-name="symbol0_5f_php">=</text:span> new_Doc<text:span text:style-name="symbol0_5f_php">(</text:span><text:span text:style-name="regexp0_5f_php">$this</text:span><text:span text:style-name="symbol0_5f_php">-&gt;</text:span>dbaccess<text:span text:style-name="symbol0_5f_php">,</text:span> <text:span text:style-name="regexp0_5f_php">$userdocid</text:span><text:span text:style-name="symbol0_5f_php">);</text:span></text:p>
      <text:p text:style-name="Preformatted_20_Text"><text:s text:c="2"/><text:span text:style-name="keyword0_5f_php">if</text:span> <text:span text:style-name="symbol0_5f_php">(</text:span><text:span text:style-name="regexp0_5f_php">$udoc</text:span><text:span text:style-name="symbol0_5f_php">-&gt;</text:span>isAlive<text:span text:style-name="symbol0_5f_php">())</text:span> <text:span text:style-name="keyword0_5f_php">return</text:span> <text:span text:style-name="regexp0_5f_php">$udoc</text:span><text:span text:style-name="symbol0_5f_php">-&gt;</text:span>getValue<text:span text:style-name="symbol0_5f_php">(</text:span><text:span text:style-name="string_5f_php">"US_MAIL"</text:span><text:span text:style-name="symbol0_5f_php">);</text:span></text:p>
      <text:p text:style-name="Preformatted_20_Text"><text:s text:c="2"/><text:span text:style-name="keyword0_5f_php">return</text:span> <text:span text:style-name="string_5f_php">""</text:span></text:p>
      <text:p text:style-name="Preformatted_20_Text"><text:span text:style-name="symbol0_5f_php">}</text:span></text:p>
      <text:p text:style-name="Preformatted_20_Text"/>
      <text:p text:style-name="Preformatted_20_Text"><text:span text:style-name="keyword1_5f_php">public</text:span> <text:span text:style-name="keyword1_5f_php">function</text:span> getAddress<text:span text:style-name="symbol0_5f_php">(</text:span><text:span text:style-name="regexp0_5f_php">$userdocid</text:span><text:span text:style-name="symbol0_5f_php">)</text:span> <text:span text:style-name="symbol0_5f_php">{</text:span></text:p>
      <text:p text:style-name="Preformatted_20_Text"><text:s text:c="2"/><text:span text:style-name="regexp0_5f_php">$udoc</text:span> <text:span text:style-name="symbol0_5f_php">=</text:span> new_Doc<text:span text:style-name="symbol0_5f_php">(</text:span><text:span text:style-name="regexp0_5f_php">$this</text:span><text:span text:style-name="symbol0_5f_php">-&gt;</text:span>dbaccess<text:span text:style-name="symbol0_5f_php">,</text:span> <text:span text:style-name="regexp0_5f_php">$userdocid</text:span><text:span text:style-name="symbol0_5f_php">);</text:span></text:p>
      <text:p text:style-name="Preformatted_20_Text"><text:s text:c="2"/><text:span text:style-name="keyword0_5f_php">if</text:span> <text:span text:style-name="symbol0_5f_php">(</text:span><text:span text:style-name="regexp0_5f_php">$udoc</text:span><text:span text:style-name="symbol0_5f_php">-&gt;</text:span>isAlive<text:span text:style-name="symbol0_5f_php">())</text:span> <text:span text:style-name="symbol0_5f_php">{</text:span></text:p>
      <text:p text:style-name="Preformatted_20_Text"><text:s text:c="4"/><text:span text:style-name="keyword0_5f_php">return</text:span> <text:span text:style-name="keyword2_5f_php">sprintf</text:span><text:span text:style-name="symbol0_5f_php">(</text:span><text:span text:style-name="string_5f_php">"%s</text:span><text:span text:style-name="escaped_5f_php">\n</text:span><text:span text:style-name="string_5f_php">%s %s"</text:span><text:span text:style-name="symbol0_5f_php">,</text:span></text:p>
      <text:p text:style-name="Preformatted_20_Text"><text:s text:c="4"/><text:span text:style-name="regexp0_5f_php">$udoc</text:span><text:span text:style-name="symbol0_5f_php">-&gt;</text:span>getValue<text:span text:style-name="symbol0_5f_php">(</text:span><text:span text:style-name="string_5f_php">"US_WORKADDR"</text:span><text:span text:style-name="symbol0_5f_php">),</text:span></text:p>
      <text:p text:style-name="Preformatted_20_Text"><text:s text:c="4"/><text:span text:style-name="regexp0_5f_php">$udoc</text:span><text:span text:style-name="symbol0_5f_php">-&gt;</text:span>getValue<text:span text:style-name="symbol0_5f_php">(</text:span><text:span text:style-name="string_5f_php">"US_WORKPOSTALCODE"</text:span><text:span text:style-name="symbol0_5f_php">),</text:span></text:p>
      <text:p text:style-name="Preformatted_20_Text"><text:s text:c="4"/><text:span text:style-name="regexp0_5f_php">$udoc</text:span><text:span text:style-name="symbol0_5f_php">-&gt;</text:span>getValue<text:span text:style-name="symbol0_5f_php">(</text:span><text:span text:style-name="string_5f_php">"US_WORKTOWN"</text:span><text:span text:style-name="symbol0_5f_php">));</text:span></text:p>
      <text:p text:style-name="Preformatted_20_Text"><text:s text:c="2"/><text:span text:style-name="symbol0_5f_php">}</text:span></text:p>
      <text:p text:style-name="Preformatted_20_Text"><text:s text:c="2"/><text:span text:style-name="keyword0_5f_php">return</text:span> <text:span text:style-name="string_5f_php">""</text:span><text:span text:style-name="symbol0_5f_php">;</text:span></text:p>
      <text:p text:style-name="Preformatted_20_Text"><text:span text:style-name="symbol0_5f_php">}</text:span></text:p>
      <text:p text:style-name="Text_20_body">La valeur retourné par la méthode est directement inséré dans l'attribut calculé. Si la méthode ne retourne la chaine de caractère vide celle-ci ne sera pas affectée à l'attribut.</text:p>
      <text:p text:style-name="Text_20_body">Les attributs utilisables peuvent être : </text:p>
      <table:table table:name="Tableau12" table:style-name="Tableau12">
        <table:table-column table:style-name="Tableau12.A" table:number-columns-repeated="2"/>
        <table:table-column table:style-name="Tableau12.C"/>
        <table:table-column table:style-name="Tableau12.D"/>
        <table:table-column table:style-name="Tableau12.E"/>
        <table:table-row>
          <table:table-cell table:style-name="Tableau12.A1" office:value-type="string">
            <text:p text:style-name="Table_20_Heading">Id </text:p>
          </table:table-cell>
          <table:table-cell table:style-name="Tableau12.A1" office:value-type="string">
            <text:p text:style-name="Table_20_Heading">Description </text:p>
          </table:table-cell>
          <table:table-cell table:style-name="Tableau12.A1" office:value-type="string">
            <text:p text:style-name="Table_20_Heading">type </text:p>
          </table:table-cell>
          <table:table-cell table:style-name="Tableau12.A1" office:value-type="string">
            <text:p text:style-name="Table_20_Heading">vis </text:p>
          </table:table-cell>
          <table:table-cell table:style-name="Tableau12.A1" office:value-type="string">
            <text:p text:style-name="Table_20_Heading">phpfunc </text:p>
          </table:table-cell>
        </table:table-row>
        <table:table-row>
          <table:table-cell table:style-name="Tableau12.A1" office:value-type="string">
            <text:p text:style-name="P1">TE_IDUSER </text:p>
          </table:table-cell>
          <table:table-cell table:style-name="Tableau12.A1" office:value-type="string">
            <text:p text:style-name="P1">Une personne </text:p>
          </table:table-cell>
          <table:table-cell table:style-name="Tableau12.A1" office:value-type="string">
            <text:p text:style-name="P1">docid </text:p>
          </table:table-cell>
          <table:table-cell table:style-name="Tableau12.A1" office:value-type="string">
            <text:p text:style-name="P1">W </text:p>
          </table:table-cell>
          <table:table-cell table:style-name="Tableau12.A1" office:value-type="string">
            <text:p text:style-name="P1"><text:line-break/></text:p>
          </table:table-cell>
        </table:table-row>
        <table:table-row>
          <table:table-cell table:style-name="Tableau12.A1" office:value-type="string">
            <text:p text:style-name="P1">TE_MAIL </text:p>
          </table:table-cell>
          <table:table-cell table:style-name="Tableau12.A1" office:value-type="string">
            <text:p text:style-name="P1">Son mail </text:p>
          </table:table-cell>
          <table:table-cell table:style-name="Tableau12.A1" office:value-type="string">
            <text:p text:style-name="P1">text </text:p>
          </table:table-cell>
          <table:table-cell table:style-name="Tableau12.A1" office:value-type="string">
            <text:p text:style-name="P1">R </text:p>
          </table:table-cell>
          <table:table-cell table:style-name="Tableau12.A1" office:value-type="string">
            <text:p text:style-name="P1">::getMail(TE_IDUSER) </text:p>
          </table:table-cell>
        </table:table-row>
        <table:table-row>
          <table:table-cell table:style-name="Tableau12.A1" office:value-type="string">
            <text:p text:style-name="P1"/>
          </table:table-cell>
          <table:table-cell table:style-name="Tableau12.A1" office:value-type="string">
            <text:p text:style-name="P1"/>
          </table:table-cell>
          <table:table-cell table:style-name="Tableau12.A1" office:value-type="string">
            <text:p text:style-name="P1"/>
          </table:table-cell>
          <table:table-cell table:style-name="Tableau12.A1" office:value-type="string">
            <text:p text:style-name="P1"/>
          </table:table-cell>
          <table:table-cell table:style-name="Tableau12.A1" office:value-type="string">
            <text:p text:style-name="P1"/>
          </table:table-cell>
        </table:table-row>
        <table:table-row>
          <table:table-cell table:style-name="Tableau12.A1" office:value-type="string">
            <text:p text:style-name="P1">TE_CADDR </text:p>
          </table:table-cell>
          <table:table-cell table:style-name="Tableau12.A1" office:value-type="string">
            <text:p text:style-name="P1">Adresse composée </text:p>
          </table:table-cell>
          <table:table-cell table:style-name="Tableau12.A1" office:value-type="string">
            <text:p text:style-name="P1">longtext </text:p>
          </table:table-cell>
          <table:table-cell table:style-name="Tableau12.A1" office:value-type="string">
            <text:p text:style-name="P1">R </text:p>
          </table:table-cell>
          <table:table-cell table:style-name="Tableau12.A1" office:value-type="string">
            <text:p text:style-name="P1">::getAddress(TE_IDUSER) </text:p>
          </table:table-cell>
        </table:table-row>
      </table:table>
      <text:p text:style-name="Text_20_body"/>
      <text:h text:style-name="Heading_20_3" text:outline-level="3">Utilisation de méthodes statiques</text:h>
      <text:p text:style-name="Text_20_body">Il est aussi possible d'utiliser des méthodes provenant de classes statiques.</text:p>
      <text:p text:style-name="Text_20_body">Ceci est pratique si vous voulez partager votre code avec plusieurs familles.</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Table_20_Heading">Id </text:p>
          </table:table-cell>
          <table:table-cell table:style-name="Tableau1.A1" office:value-type="string">
            <text:p text:style-name="Table_20_Heading">Description </text:p>
          </table:table-cell>
          <table:table-cell table:style-name="Tableau1.A1" office:value-type="string">
            <text:p text:style-name="Table_20_Heading">type </text:p>
          </table:table-cell>
          <table:table-cell table:style-name="Tableau1.A1" office:value-type="string">
            <text:p text:style-name="Table_20_Heading">phpfunc </text:p>
          </table:table-cell>
        </table:table-row>
        <table:table-row>
          <table:table-cell table:style-name="Tableau1.A1" office:value-type="string">
            <text:p text:style-name="P1">TE_NUMBER </text:p>
          </table:table-cell>
          <table:table-cell table:style-name="Tableau1.A1" office:value-type="string">
            <text:p text:style-name="P1">Un nombre </text:p>
          </table:table-cell>
          <table:table-cell table:style-name="Tableau1.A1" office:value-type="string">
            <text:p text:style-name="P1">int </text:p>
          </table:table-cell>
          <table:table-cell table:style-name="Tableau1.A1" office:value-type="string">
            <text:p text:style-name="P1">myNumber::number()</text:p>
          </table:table-cell>
        </table:table-row>
        <text:soft-page-break/>
        <table:table-row>
          <table:table-cell table:style-name="Tableau1.A3" office:value-type="string">
            <text:p text:style-name="P1">TE_MORE</text:p>
          </table:table-cell>
          <table:table-cell table:style-name="Tableau1.A3" office:value-type="string">
            <text:p text:style-name="P1">Nombre suivant</text:p>
          </table:table-cell>
          <table:table-cell table:style-name="Tableau1.A3" office:value-type="string">
            <text:p text:style-name="P1">int</text:p>
          </table:table-cell>
          <table:table-cell table:style-name="Tableau1.A3" office:value-type="string">
            <text:p text:style-name="P1">myNumber::oneMore(TE_NUMBER)</text:p>
          </table:table-cell>
        </table:table-row>
        <table:table-row>
          <table:table-cell table:style-name="Tableau1.A3" office:value-type="string">
            <text:p text:style-name="P1">TE_MSG</text:p>
          </table:table-cell>
          <table:table-cell table:style-name="Tableau1.A3" office:value-type="string">
            <text:p text:style-name="P1">Un message</text:p>
          </table:table-cell>
          <table:table-cell table:style-name="Tableau1.A3" office:value-type="string">
            <text:p text:style-name="P1">text</text:p>
          </table:table-cell>
          <table:table-cell table:style-name="Tableau1.A3" office:value-type="string">
            <text:p text:style-name="P1">myMessage::prefix(THIS)</text:p>
          </table:table-cell>
        </table:table-row>
      </table:table>
      <text:p text:style-name="Standard">Voici trois exemples d'appel à des méthodes statiques. Il faut que la classe soit définie sur le serveur. L'autoloader retrouvera la classe automatiquement en fonction du nom de celle-ci.</text:p>
      <text:p text:style-name="Standard">La syntaxe est la même que précédemment, il faut juste préciser avant les '::' le nom de la classe.</text:p>
      <text:p text:style-name="Standard">Si vous passez THIS cela donnera le document en paramètre de la méthode.</text:p>
      <text:p text:style-name="Standard"/>
      <text:p text:style-name="Preformatted_20_Text"><text:span text:style-name="keyword1_5f_php">class</text:span> myNumber <text:span text:style-name="symbol0_5f_php">{</text:span></text:p>
      <text:p text:style-name="Preformatted_20_Text"><text:s text:c="2"/><text:span text:style-name="keyword2_5f_php">static</text:span> <text:span text:style-name="keyword1_5f_php">public</text:span> <text:span text:style-name="keyword1_5f_php">function</text:span> number<text:span text:style-name="symbol0_5f_php">()</text:span> <text:span text:style-name="symbol0_5f_php">{</text:span></text:p>
      <text:p text:style-name="Preformatted_20_Text"><text:s text:c="4"/><text:span text:style-name="keyword0_5f_php">return</text:span> <text:span text:style-name="keyword2_5f_php">rand</text:span><text:span text:style-name="symbol0_5f_php">(</text:span><text:span text:style-name="number_5f_php">0</text:span><text:span text:style-name="symbol0_5f_php">,</text:span><text:span text:style-name="number_5f_php">100</text:span><text:span text:style-name="symbol0_5f_php">);</text:span></text:p>
      <text:p text:style-name="Preformatted_20_Text"><text:s text:c="2"/><text:span text:style-name="symbol0_5f_php">}</text:span></text:p>
      <text:p text:style-name="Preformatted_20_Text"><text:s text:c="2"/><text:span text:style-name="keyword2_5f_php">static</text:span> <text:span text:style-name="keyword1_5f_php">public</text:span> <text:span text:style-name="keyword1_5f_php">function</text:span> oneMore<text:span text:style-name="symbol0_5f_php">(</text:span><text:span text:style-name="regexp0_5f_php">$n</text:span><text:span text:style-name="symbol0_5f_php">)</text:span> <text:span text:style-name="symbol0_5f_php">{</text:span></text:p>
      <text:p text:style-name="Preformatted_20_Text"><text:s text:c="4"/><text:span text:style-name="keyword0_5f_php">return</text:span> <text:span text:style-name="regexp0_5f_php">$n</text:span><text:span text:style-name="symbol0_5f_php">+</text:span><text:span text:style-name="number_5f_php">1</text:span><text:span text:style-name="symbol0_5f_php">;</text:span></text:p>
      <text:p text:style-name="Preformatted_20_Text"><text:s text:c="2"/><text:span text:style-name="symbol0_5f_php">}</text:span></text:p>
      <text:p text:style-name="Preformatted_20_Text"><text:span text:style-name="symbol0_5f_php">}</text:span></text:p>
      <text:p text:style-name="Preformatted_20_Text"><text:span text:style-name="keyword1_5f_php">class</text:span> myMessage <text:span text:style-name="symbol0_5f_php">{</text:span></text:p>
      <text:p text:style-name="Preformatted_20_Text"><text:s text:c="2"/><text:span text:style-name="keyword2_5f_php">static</text:span> <text:span text:style-name="keyword1_5f_php">public</text:span> <text:span text:style-name="keyword1_5f_php">function</text:span> prefix<text:span text:style-name="symbol0_5f_php">(</text:span>Doc <text:span text:style-name="symbol0_5f_php">&amp;</text:span><text:span text:style-name="regexp0_5f_php">$doc</text:span><text:span text:style-name="symbol0_5f_php">)</text:span> <text:span text:style-name="symbol0_5f_php">{</text:span></text:p>
      <text:p text:style-name="Preformatted_20_Text"><text:s text:c="4"/><text:span text:style-name="keyword0_5f_php">return</text:span> <text:span text:style-name="string_5f_php">"Test: "</text:span><text:span text:style-name="symbol0_5f_php">.</text:span><text:span text:style-name="regexp0_5f_php">$doc</text:span><text:span text:style-name="symbol0_5f_php">-&gt;</text:span>getTitle<text:span text:style-name="symbol0_5f_php">();</text:span></text:p>
      <text:p text:style-name="Preformatted_20_Text"><text:s text:c="2"/><text:span text:style-name="symbol0_5f_php">}</text:span></text:p>
      <text:p text:style-name="Preformatted_20_Text"><text:span text:style-name="symbol0_5f_php">}</text:span></text:p>
      <text:p text:style-name="Standard"/>
      <text:h text:style-name="Heading_20_3" text:outline-level="3"><text:bookmark-start text:name="calcul_multiple"/>Calcul multiple<text:bookmark-end text:name="calcul_multiple"/></text:h>
      <text:p text:style-name="Text_20_body">Si la famille que vous construisez utilise de nombreux attributs calculés pouvant être mis à jour avec le même algorithme, on utilise la méthode <text:span text:style-name="Source_20_Text">Doc::specRefresh()</text:span>. </text:p>
      <text:p text:style-name="Text_20_body">Cette méthode est une surcharge de la classe père<text:note text:id="ftn1" text:note-class="footnote"><text:note-citation>1</text:note-citation><text:note-body><text:p text:style-name="Footnote">initialement la classe Doc</text:p></text:note-body></text:note>. Elle est appelée par la méthode <text:span text:style-name="Source_20_Text">Doc::refresh()</text:span> comme les autres méthodes de calculs. Au contraire des méthodes de calcul simples, cette méthode doit mettre à jour les valeurs des attributs à l'aide de la méthode <text:span text:style-name="Source_20_Text">Doc::setValue()</text:span>.</text:p>
      <text:p text:style-name="Preformatted_20_Text"><text:span text:style-name="comment0_5f_php">// Method.Test.php</text:span></text:p>
      <text:p text:style-name="Preformatted_20_Text"><text:span text:style-name="keyword1_5f_php">public</text:span> <text:span text:style-name="keyword1_5f_php">function</text:span> specRefresh<text:span text:style-name="symbol0_5f_php">()</text:span> <text:span text:style-name="symbol0_5f_php">{</text:span></text:p>
      <text:p text:style-name="Preformatted_20_Text"><text:s text:c="2"/>Parent<text:span text:style-name="symbol0_5f_php">::</text:span><text:span text:style-name="member1_5f_php">specRefresh</text:span><text:span text:style-name="symbol0_5f_php">();</text:span> <text:span text:style-name="comment0_5f_php">//// réutilisation éventuelle de la méthode du père//</text:span></text:p>
      <text:p text:style-name="Preformatted_20_Text"><text:s text:c="2"/><text:span text:style-name="comment0_5f_php">//spécifie les paramètres attribut d'entrée et de sortie</text:span></text:p>
      <text:p text:style-name="Preformatted_20_Text"><text:s text:c="2"/><text:span text:style-name="regexp0_5f_php">$this</text:span><text:span text:style-name="symbol0_5f_php">-&gt;</text:span>AddParamRefresh<text:span text:style-name="symbol0_5f_php">(</text:span><text:span text:style-name="string_5f_php">"TE_USERID"</text:span><text:span text:style-name="symbol0_5f_php">,</text:span><text:span text:style-name="string_5f_php">"TE_MAIL,TE_CADDR"</text:span><text:span text:style-name="symbol0_5f_php">);</text:span></text:p>
      <text:p text:style-name="Preformatted_20_Text"><text:s text:c="2"/></text:p>
      <text:p text:style-name="Preformatted_20_Text"><text:s text:c="2"/><text:span text:style-name="regexp0_5f_php">$udoc</text:span><text:span text:style-name="symbol0_5f_php">=</text:span> new_Doc<text:span text:style-name="symbol0_5f_php">(</text:span><text:span text:style-name="regexp0_5f_php">$this</text:span><text:span text:style-name="symbol0_5f_php">-&gt;</text:span>dbaccess<text:span text:style-name="symbol0_5f_php">,</text:span> <text:span text:style-name="regexp0_5f_php">$this</text:span><text:span text:style-name="symbol0_5f_php">-&gt;</text:span>getValue<text:span text:style-name="symbol0_5f_php">(</text:span><text:span text:style-name="string_5f_php">"TE_USERID"</text:span><text:span text:style-name="symbol0_5f_php">));</text:span></text:p>
      <text:p text:style-name="Preformatted_20_Text"><text:s text:c="2"/><text:span text:style-name="keyword0_5f_php">if</text:span> <text:span text:style-name="symbol0_5f_php">(</text:span><text:span text:style-name="regexp0_5f_php">$udoc</text:span><text:span text:style-name="symbol0_5f_php">-&gt;</text:span>isAlive<text:span text:style-name="symbol0_5f_php">())</text:span> <text:span text:style-name="symbol0_5f_php">{</text:span></text:p>
      <text:p text:style-name="Preformatted_20_Text"><text:s text:c="4"/><text:span text:style-name="regexp0_5f_php">$mail</text:span><text:span text:style-name="symbol0_5f_php">=</text:span><text:span text:style-name="regexp0_5f_php">$udoc</text:span><text:span text:style-name="symbol0_5f_php">-&gt;</text:span>getValue<text:span text:style-name="symbol0_5f_php">(</text:span><text:span text:style-name="string_5f_php">"US_MAIL"</text:span><text:span text:style-name="symbol0_5f_php">);</text:span></text:p>
      <text:p text:style-name="Preformatted_20_Text"><text:s text:c="4"/><text:span text:style-name="regexp0_5f_php">$caddr</text:span><text:span text:style-name="symbol0_5f_php">=</text:span><text:span text:style-name="keyword2_5f_php">sprintf</text:span><text:span text:style-name="symbol0_5f_php">(</text:span><text:span text:style-name="string_5f_php">"%s</text:span><text:span text:style-name="escaped_5f_php">\n</text:span><text:span text:style-name="string_5f_php">%s %s"</text:span><text:span text:style-name="symbol0_5f_php">,</text:span></text:p>
      <text:p text:style-name="Preformatted_20_Text"><text:s text:c="4"/><text:span text:style-name="regexp0_5f_php">$udoc</text:span><text:span text:style-name="symbol0_5f_php">-&gt;</text:span>getValue<text:span text:style-name="symbol0_5f_php">(</text:span><text:span text:style-name="string_5f_php">"US_WORKADDR"</text:span><text:span text:style-name="symbol0_5f_php">),</text:span></text:p>
      <text:p text:style-name="Preformatted_20_Text"><text:s text:c="4"/><text:span text:style-name="regexp0_5f_php">$udoc</text:span><text:span text:style-name="symbol0_5f_php">-&gt;</text:span>getValue<text:span text:style-name="symbol0_5f_php">(</text:span><text:span text:style-name="string_5f_php">"US_WORKPOSTALCODE"</text:span><text:span text:style-name="symbol0_5f_php">),</text:span></text:p>
      <text:p text:style-name="Preformatted_20_Text"><text:s text:c="4"/><text:span text:style-name="regexp0_5f_php">$udoc</text:span><text:span text:style-name="symbol0_5f_php">-&gt;</text:span>getValue<text:span text:style-name="symbol0_5f_php">(</text:span><text:span text:style-name="string_5f_php">"US_WORKTOWN"</text:span><text:span text:style-name="symbol0_5f_php">))</text:span></text:p>
      <text:p text:style-name="Preformatted_20_Text"><text:s text:c="4"/><text:span text:style-name="regexp0_5f_php">$this</text:span><text:span text:style-name="symbol0_5f_php">-&gt;</text:span>setValue<text:span text:style-name="symbol0_5f_php">(</text:span><text:span text:style-name="string_5f_php">"TE_MAIL"</text:span><text:span text:style-name="symbol0_5f_php">,</text:span><text:span text:style-name="regexp0_5f_php">$mail</text:span><text:span text:style-name="symbol0_5f_php">);</text:span></text:p>
      <text:p text:style-name="Preformatted_20_Text"><text:s text:c="4"/><text:span text:style-name="regexp0_5f_php">$this</text:span><text:span text:style-name="symbol0_5f_php">-&gt;</text:span>setValue<text:span text:style-name="symbol0_5f_php">(</text:span><text:span text:style-name="string_5f_php">"TE_CADDR"</text:span><text:span text:style-name="symbol0_5f_php">,</text:span><text:span text:style-name="regexp0_5f_php">$caddr</text:span><text:span text:style-name="symbol0_5f_php">);</text:span></text:p>
      <text:p text:style-name="Preformatted_20_Text"><text:s text:c="2"/><text:span text:style-name="symbol0_5f_php">}</text:span></text:p>
      <text:p text:style-name="Preformatted_20_Text"><text:span text:style-name="symbol0_5f_php">}</text:span></text:p>
      <text:p text:style-name="Text_20_body">La méthode <text:span text:style-name="Source_20_Text">Doc::specRefresh()</text:span> peut retourner un message d'avertissement qui est affiché lors de la consultation du document.</text:p>
      <text:h text:style-name="Heading_20_3" text:outline-level="3"><text:bookmark-start text:name="afficher_un_message_d_avertissement_en_cas_d_erreur_addwarningmsg"/><text:soft-page-break/>Afficher un message d'avertissement en cas d'erreur (addWarningMsg)<text:bookmark-end text:name="afficher_un_message_d_avertissement_en_cas_d_erreur_addwarningmsg"/></text:h>
      <text:p text:style-name="Text_20_body">Il est possible d'afficher un popup à l'écran pour avertir l'utilisateur d'un problème quelconque :</text:p>
      <text:p text:style-name="Preformatted_20_Text">addWarningMsg("Votre message");</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0_5f_php" style:display-name="regexp0_php" style:family="text">
      <style:text-properties fo:color="#000088" fo:font-style="normal" fo:font-weight="normal"/>
    </style:style>
    <style:style style:name="number_5f_php" style:display-name="number_php" style:family="text">
      <style:text-properties fo:color="#cc66cc" fo:font-style="normal" fo:font-weight="normal"/>
    </style:style>
    <style:style style:name="keyword0_5f_php" style:display-name="keyword0_php" style:family="text">
      <style:text-properties fo:color="#b1b100" fo:font-style="normal" fo:font-weight="normal"/>
    </style:style>
    <style:style style:name="keyword1_5f_php" style:display-name="keyword1_php" style:family="text">
      <style:text-properties fo:color="#000000" fo:font-style="normal" fo:font-weight="bold"/>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member1_5f_php" style:display-name="member1_php" style:family="text">
      <style:text-properties fo:color="#004000" fo:font-style="normal"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08:18:37</meta:creation-date>
    <dc:date>2011-11-29T14:34:24</dc:date>
    <dc:creator>Eric Brison</dc:creator>
    <meta:editing-duration>PT2H24M39S</meta:editing-duration>
    <meta:editing-cycles>6</meta:editing-cycles>
    <meta:generator>LibreOffice/3.4$Linux LibreOffice_project/340m1$Build-302</meta:generator>
    <meta:document-statistic meta:table-count="3" meta:image-count="0" meta:object-count="0" meta:page-count="4" meta:paragraph-count="149" meta:word-count="737" meta:character-count="5557" meta:non-whitespace-character-count="4822"/>
  </office:meta>
</office:document-meta>
</file>